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標楷體" svg:font-family="標楷體" style:font-family-generic="script"/>
    <style:font-face style:name="華康楷書體W5" svg:font-family="華康楷書體W5" style:font-family-generic="script"/>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表格1" style:family="table">
      <style:table-properties style:width="9.469cm" table:align="left" style:writing-mode="lr-tb"/>
    </style:style>
    <style:style style:name="表格1.A" style:family="table-column">
      <style:table-column-properties style:column-width="1.157cm"/>
    </style:style>
    <style:style style:name="表格1.C" style:family="table-column">
      <style:table-column-properties style:column-width="4.05cm"/>
    </style:style>
    <style:style style:name="表格1.D" style:family="table-column">
      <style:table-column-properties style:column-width="1.605cm"/>
    </style:style>
    <style:style style:name="表格1.E" style:family="table-column">
      <style:table-column-properties style:column-width="1.499cm"/>
    </style:style>
    <style:style style:name="表格1.1" style:family="table-row">
      <style:table-row-properties style:min-row-height="1.118cm" fo:keep-together="always"/>
    </style:style>
    <style:style style:name="表格1.A1" style:family="table-cell">
      <style:table-cell-properties style:vertical-align="middle" style:border-line-width-bottom="0.018cm 0.018cm 0.018cm" fo:padding-left="0.191cm" fo:padding-right="0.191cm" fo:padding-top="0cm" fo:padding-bottom="0cm" fo:border-left="0.5pt solid #000000" fo:border-right="none" fo:border-top="0.5pt solid #000000" fo:border-bottom="1.5pt double #000000" style:writing-mode="lr-tb"/>
    </style:style>
    <style:style style:name="表格1.E1" style:family="table-cell">
      <style:table-cell-properties style:vertical-align="middle" style:border-line-width-bottom="0.018cm 0.018cm 0.018cm" fo:padding-left="0.191cm" fo:padding-right="0.191cm" fo:padding-top="0cm" fo:padding-bottom="0cm" fo:border-left="0.5pt solid #000000" fo:border-right="0.5pt solid #000000" fo:border-top="0.5pt solid #000000" fo:border-bottom="1.5pt double #000000" style:writing-mode="lr-tb"/>
    </style:style>
    <style:style style:name="表格1.2" style:family="table-row">
      <style:table-row-properties style:row-height="0.501cm" fo:keep-together="always"/>
    </style:style>
    <style:style style:name="表格1.A2" style:family="table-cell">
      <style:table-cell-properties style:vertical-align="middle" style:border-line-width-top="0.018cm 0.018cm 0.018cm" fo:padding-left="0.191cm" fo:padding-right="0.191cm" fo:padding-top="0cm" fo:padding-bottom="0cm" fo:border-left="0.5pt solid #000000" fo:border-right="none" fo:border-top="1.5pt double #000000" fo:border-bottom="0.5pt solid #000000" style:writing-mode="lr-tb"/>
    </style:style>
    <style:style style:name="表格1.B2" style:family="table-cell">
      <style:table-cell-properties style:vertical-align="middle" style:border-line-width-top="0.018cm 0.018cm 0.018cm" fo:padding-left="0.191cm" fo:padding-right="0.191cm" fo:padding-top="0cm" fo:padding-bottom="0cm" fo:border-left="0.5pt solid #000000" fo:border-right="none" fo:border-top="1.5pt double #000000" fo:border-bottom="0.5pt solid #000000" style:writing-mode="tb-rl"/>
    </style:style>
    <style:style style:name="表格1.E2" style:family="table-cell">
      <style:table-cell-properties style:vertical-align="middle" style:border-line-width-top="0.018cm 0.018cm 0.018cm" fo:padding-left="0.191cm" fo:padding-right="0.191cm" fo:padding-top="0cm" fo:padding-bottom="0cm" fo:border-left="0.5pt solid #000000" fo:border-right="0.5pt solid #000000" fo:border-top="1.5pt double #000000" fo:border-bottom="0.5pt solid #000000" style:writing-mode="lr-tb"/>
    </style:style>
    <style:style style:name="表格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表格1.B3" style:family="table-cell">
      <style:table-cell-properties style:vertical-align="middle" fo:padding-left="0.191cm" fo:padding-right="0.191cm" fo:padding-top="0cm" fo:padding-bottom="0cm" fo:border-left="0.5pt solid #000000" fo:border-right="none" fo:border-top="0.5pt solid #000000" fo:border-bottom="0.5pt solid #000000" style:writing-mode="tb-rl"/>
    </style:style>
    <style:style style:name="表格1.E3" style:family="table-cell">
      <style:table-cell-properties style:vertical-align="middle" fo:padding-left="0.191cm" fo:padding-right="0.191cm" fo:padding-top="0cm" fo:padding-bottom="0cm" fo:border="0.5pt solid #000000" style:writing-mode="lr-tb"/>
    </style:style>
    <style:style style:name="表格1.38" style:family="table-row">
      <style:table-row-properties style:row-height="0.6cm" fo:keep-together="always"/>
    </style:style>
    <style:style style:name="表格1.44" style:family="table-row">
      <style:table-row-properties style:min-row-height="1.018cm" fo:keep-together="always"/>
    </style:style>
    <style:style style:name="表格1.E46" style:family="table-cell">
      <style:table-cell-properties style:vertical-align="middle" fo:padding-left="0.191cm" fo:padding-right="0.191cm" fo:padding-top="0cm" fo:padding-bottom="0cm" fo:border="0.5pt solid #000000" style:writing-mode="tb-rl"/>
    </style:style>
    <style:style style:name="表格2" style:family="table">
      <style:table-properties style:width="9.599cm" table:align="left" style:writing-mode="lr-tb"/>
    </style:style>
    <style:style style:name="表格2.A" style:family="table-column">
      <style:table-column-properties style:column-width="1.037cm"/>
    </style:style>
    <style:style style:name="表格2.C" style:family="table-column">
      <style:table-column-properties style:column-width="4.519cm"/>
    </style:style>
    <style:style style:name="表格2.D" style:family="table-column">
      <style:table-column-properties style:column-width="1.63cm"/>
    </style:style>
    <style:style style:name="表格2.E" style:family="table-column">
      <style:table-column-properties style:column-width="1.376cm"/>
    </style:style>
    <style:style style:name="表格2.1" style:family="table-row">
      <style:table-row-properties style:min-row-height="1.118cm" fo:keep-together="auto"/>
    </style:style>
    <style:style style:name="表格2.A1" style:family="table-cell">
      <style:table-cell-properties style:vertical-align="middle" style:border-line-width-bottom="0.018cm 0.018cm 0.018cm" fo:padding-left="0.191cm" fo:padding-right="0.191cm" fo:padding-top="0cm" fo:padding-bottom="0cm" fo:border-left="0.5pt solid #000000" fo:border-right="none" fo:border-top="0.5pt solid #000000" fo:border-bottom="1.5pt double #000000" style:writing-mode="lr-tb"/>
    </style:style>
    <style:style style:name="表格2.E1" style:family="table-cell">
      <style:table-cell-properties style:vertical-align="middle" style:border-line-width-bottom="0.018cm 0.018cm 0.018cm" fo:padding-left="0.191cm" fo:padding-right="0.191cm" fo:padding-top="0cm" fo:padding-bottom="0cm" fo:border-left="0.5pt solid #000000" fo:border-right="0.5pt solid #000000" fo:border-top="0.5pt solid #000000" fo:border-bottom="1.5pt double #000000" style:writing-mode="lr-tb"/>
    </style:style>
    <style:style style:name="表格2.2" style:family="table-row">
      <style:table-row-properties style:row-height="0.501cm" fo:keep-together="always"/>
    </style:style>
    <style:style style:name="表格2.A2" style:family="table-cell">
      <style:table-cell-properties style:vertical-align="middle" fo:padding="0cm" fo:border-left="0.5pt solid #000000" fo:border-right="none" fo:border-top="0.5pt solid #000000" fo:border-bottom="0.5pt solid #000000" style:writing-mode="lr-tb"/>
    </style:style>
    <style:style style:name="表格2.B2" style:family="table-cell">
      <style:table-cell-properties style:vertical-align="middle" fo:padding="0cm" fo:border-left="0.5pt solid #000000" fo:border-right="none" fo:border-top="0.5pt solid #000000" fo:border-bottom="0.5pt solid #000000" style:writing-mode="tb-rl"/>
    </style:style>
    <style:style style:name="表格2.C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表格2.E2" style:family="table-cell">
      <style:table-cell-properties style:vertical-align="middle" fo:padding-left="0.191cm" fo:padding-right="0.191cm" fo:padding-top="0cm" fo:padding-bottom="0cm" fo:border="0.5pt solid #000000" style:writing-mode="lr-tb"/>
    </style:style>
    <style:style style:name="表格2.3" style:family="table-row">
      <style:table-row-properties style:min-row-height="0.774cm" fo:keep-together="always"/>
    </style:style>
    <style:style style:name="表格2.13" style:family="table-row">
      <style:table-row-properties style:min-row-height="0.575cm" fo:keep-together="always"/>
    </style:style>
    <style:style style:name="表格2.14" style:family="table-row">
      <style:table-row-properties style:min-row-height="0.427cm" fo:keep-together="always"/>
    </style:style>
    <style:style style:name="表格2.15" style:family="table-row">
      <style:table-row-properties style:min-row-height="0.402cm" fo:keep-together="always"/>
    </style:style>
    <style:style style:name="表格2.16" style:family="table-row">
      <style:table-row-properties style:min-row-height="0.452cm" fo:keep-together="always"/>
    </style:style>
    <style:style style:name="表格2.17" style:family="table-row">
      <style:table-row-properties style:min-row-height="0.377cm" fo:keep-together="always"/>
    </style:style>
    <style:style style:name="表格2.19" style:family="table-row">
      <style:table-row-properties style:min-row-height="0.4cm" fo:keep-together="always"/>
    </style:style>
    <style:style style:name="表格2.22" style:family="table-row">
      <style:table-row-properties style:min-row-height="0.674cm" fo:keep-together="always"/>
    </style:style>
    <style:style style:name="表格2.26" style:family="table-row">
      <style:table-row-properties style:min-row-height="0.55cm" fo:keep-together="always"/>
    </style:style>
    <style:style style:name="表格2.33" style:family="table-row">
      <style:table-row-properties style:min-row-height="0.723cm" fo:keep-together="always"/>
    </style:style>
    <style:style style:name="P1" style:family="paragraph" style:parent-style-name="Standard">
      <style:paragraph-properties fo:line-height="0.212cm" fo:text-align="center" style:justify-single-word="false">
        <style:tab-stops>
          <style:tab-stop style:position="16.002cm" style:type="right"/>
        </style:tab-stops>
      </style:paragraph-properties>
    </style:style>
    <style:style style:name="P2" style:family="paragraph" style:parent-style-name="Standard">
      <style:paragraph-properties fo:line-height="0.212cm" fo:text-align="justify" style:justify-single-word="false">
        <style:tab-stops>
          <style:tab-stop style:position="16.002cm" style:type="right"/>
        </style:tab-stops>
      </style:paragraph-properties>
    </style:style>
    <style:style style:name="P3" style:family="paragraph" style:parent-style-name="Standard">
      <style:paragraph-properties fo:line-height="0.212cm" fo:text-align="center" style:justify-single-word="false"/>
      <style:text-properties fo:font-size="6pt" style:font-size-asian="6pt" style:font-size-complex="6pt"/>
    </style:style>
    <style:style style:name="P4" style:family="paragraph" style:parent-style-name="Standard">
      <style:paragraph-properties fo:line-height="0.212cm" fo:text-align="center" style:justify-single-word="false"/>
      <style:text-properties fo:font-size="6pt" style:font-name-asian="標楷體" style:font-size-asian="6pt" style:font-size-complex="6pt"/>
    </style:style>
    <style:style style:name="P5" style:family="paragraph" style:parent-style-name="Standard">
      <style:paragraph-properties fo:line-height="0.212cm" fo:text-align="center" style:justify-single-word="false">
        <style:tab-stops>
          <style:tab-stop style:position="16.002cm" style:type="right"/>
        </style:tab-stops>
      </style:paragraph-properties>
      <style:text-properties fo:font-size="6pt" style:font-name-asian="標楷體" style:font-size-asian="6pt" style:font-size-complex="6pt"/>
    </style:style>
    <style:style style:name="P6" style:family="paragraph" style:parent-style-name="Standard">
      <style:paragraph-properties fo:line-height="0.212cm" fo:text-align="center" style:justify-single-word="false" style:snap-to-layout-grid="false"/>
      <style:text-properties fo:font-size="6pt" style:font-name-asian="標楷體" style:font-size-asian="6pt" style:font-size-complex="6pt"/>
    </style:style>
    <style:style style:name="P7" style:family="paragraph" style:parent-style-name="Standard">
      <style:paragraph-properties fo:line-height="0.212cm" fo:text-align="justify" style:justify-single-word="false" style:snap-to-layout-grid="false"/>
      <style:text-properties fo:font-size="6pt" style:font-name-asian="標楷體" style:font-size-asian="6pt" style:font-size-complex="6pt"/>
    </style:style>
    <style:style style:name="P8" style:family="paragraph" style:parent-style-name="Standard">
      <style:paragraph-properties fo:line-height="0.212cm" fo:text-align="center" style:justify-single-word="false"/>
      <style:text-properties fo:font-size="6pt" style:font-name-asian="標楷體" style:font-size-asian="6pt" style:font-size-complex="6pt"/>
    </style:style>
    <style:style style:name="P9" style:family="paragraph" style:parent-style-name="Standard">
      <style:paragraph-properties fo:line-height="0.212cm" fo:text-align="center" style:justify-single-word="false" style:snap-to-layout-grid="false"/>
      <style:text-properties fo:font-size="6pt" style:font-name-asian="標楷體" style:font-size-asian="6pt" style:font-size-complex="6pt"/>
    </style:style>
    <style:style style:name="P10" style:family="paragraph" style:parent-style-name="Standard">
      <style:paragraph-properties style:snap-to-layout-grid="false"/>
      <style:text-properties fo:font-size="6pt" style:font-name-asian="標楷體" style:font-size-asian="6pt" style:font-size-complex="6pt"/>
    </style:style>
    <style:style style:name="P11" style:family="paragraph" style:parent-style-name="Standard">
      <style:paragraph-properties fo:line-height="0.212cm" fo:text-align="center" style:justify-single-word="false"/>
      <style:text-properties fo:font-size="6pt" style:font-name-asian="標楷體" style:font-size-asian="6pt" style:font-name-complex="標楷體" style:font-size-complex="6pt"/>
    </style:style>
    <style:style style:name="P12" style:family="paragraph" style:parent-style-name="Standard">
      <style:paragraph-properties fo:line-height="0.212cm" fo:text-align="center" style:justify-single-word="false">
        <style:tab-stops>
          <style:tab-stop style:position="16.002cm" style:type="right"/>
        </style:tab-stops>
      </style:paragraph-properties>
      <style:text-properties fo:color="#000000" fo:font-size="6pt" style:font-name-asian="標楷體" style:font-size-asian="6pt" style:font-size-complex="6pt"/>
    </style:style>
    <style:style style:name="P13" style:family="paragraph" style:parent-style-name="Standard">
      <style:paragraph-properties fo:line-height="0.212cm" fo:text-align="justify" style:justify-single-word="false"/>
      <style:text-properties fo:color="#000000" fo:font-size="6pt" style:letter-kerning="true" style:font-name-asian="標楷體" style:font-size-asian="6pt" style:font-name-complex="標楷體" style:font-size-complex="6pt"/>
    </style:style>
    <style:style style:name="P14" style:family="paragraph" style:parent-style-name="Standard">
      <style:paragraph-properties fo:line-height="0.212cm" fo:text-align="justify" style:justify-single-word="false">
        <style:tab-stops>
          <style:tab-stop style:position="16.002cm" style:type="right"/>
        </style:tab-stops>
      </style:paragraph-properties>
      <style:text-properties fo:color="#000000" fo:font-size="6pt" style:letter-kerning="true" style:font-name-asian="標楷體" style:font-size-asian="6pt" style:font-name-complex="標楷體" style:font-size-complex="6pt"/>
    </style:style>
    <style:style style:name="P15" style:family="paragraph" style:parent-style-name="Standard">
      <style:paragraph-properties fo:line-height="0.212cm" fo:text-align="justify" style:justify-single-word="false">
        <style:tab-stops>
          <style:tab-stop style:position="16.002cm" style:type="right"/>
        </style:tab-stops>
      </style:paragraph-properties>
      <style:text-properties fo:color="#000000" style:font-name="標楷體" fo:font-size="6pt" style:letter-kerning="true" style:font-name-asian="標楷體" style:font-size-asian="6pt" style:font-name-complex="標楷體" style:font-size-complex="6pt"/>
    </style:style>
    <style:style style:name="P16" style:family="paragraph" style:parent-style-name="Standard">
      <style:paragraph-properties fo:line-height="0.353cm" fo:text-align="center" style:justify-single-word="false"/>
      <style:text-properties fo:font-size="8pt" style:font-name-asian="標楷體" style:font-size-asian="8pt" style:font-size-complex="8pt"/>
    </style:style>
    <style:style style:name="P17" style:family="paragraph" style:parent-style-name="Standard">
      <style:paragraph-properties fo:line-height="0.353cm" fo:text-align="center" style:justify-single-word="false" style:snap-to-layout-grid="false">
        <style:tab-stops>
          <style:tab-stop style:position="16.002cm" style:type="right"/>
        </style:tab-stops>
      </style:paragraph-properties>
      <style:text-properties fo:font-size="8pt" style:font-name-asian="標楷體" style:font-size-asian="8pt" style:font-size-complex="8pt"/>
    </style:style>
    <style:style style:name="P18" style:family="paragraph" style:parent-style-name="Standard">
      <style:paragraph-properties fo:line-height="0.353cm" fo:text-align="center" style:justify-single-word="false" style:snap-to-layout-grid="false"/>
      <style:text-properties fo:font-size="8pt" style:font-name-asian="標楷體" style:font-size-asian="8pt" style:font-size-complex="8pt"/>
    </style:style>
    <style:style style:name="P19" style:family="paragraph" style:parent-style-name="Standard">
      <style:paragraph-properties fo:line-height="0.353cm" fo:text-align="center" style:justify-single-word="false"/>
      <style:text-properties fo:font-size="8pt" style:font-name-asian="標楷體" style:font-size-asian="8pt" style:font-size-complex="8pt"/>
    </style:style>
    <style:style style:name="P20" style:family="paragraph" style:parent-style-name="Standard">
      <style:paragraph-properties fo:line-height="0.353cm" fo:text-align="center" style:justify-single-word="false" style:snap-to-layout-grid="false"/>
      <style:text-properties fo:font-size="8pt" style:font-name-asian="標楷體" style:font-size-asian="8pt" style:font-size-complex="8pt"/>
    </style:style>
    <style:style style:name="P21" style:family="paragraph" style:parent-style-name="Standard">
      <style:text-properties style:font-name="標楷體" fo:font-size="14pt" style:font-name-asian="標楷體" style:font-size-asian="14pt" style:font-name-complex="標楷體" style:font-size-complex="14pt"/>
    </style:style>
    <style:style style:name="P22" style:family="paragraph" style:parent-style-name="Standard">
      <style:paragraph-properties fo:text-align="center" style:justify-single-word="false"/>
      <style:text-properties fo:font-size="10pt" fo:language="zh" fo:country="TW" style:font-size-asian="10pt" style:language-asian="zh" style:country-asian="TW"/>
    </style:style>
    <style:style style:name="P23" style:family="paragraph" style:parent-style-name="Standard">
      <style:paragraph-properties fo:margin-left="0cm" fo:margin-right="0.199cm" fo:line-height="0.212cm" fo:text-align="center" style:justify-single-word="false" fo:text-indent="0cm" style:auto-text-indent="false"/>
      <style:text-properties fo:font-size="6pt" style:font-name-asian="標楷體" style:font-size-asian="6pt" style:font-size-complex="6pt"/>
    </style:style>
    <style:style style:name="P24" style:family="paragraph" style:parent-style-name="Standard">
      <style:paragraph-properties fo:margin-left="0cm" fo:margin-right="0.199cm" fo:line-height="0.353cm" fo:text-align="center" style:justify-single-word="false" fo:text-indent="0cm" style:auto-text-indent="false"/>
    </style:style>
    <style:style style:name="P25" style:family="paragraph" style:parent-style-name="Standard">
      <style:paragraph-properties fo:margin-left="0cm" fo:margin-right="0.199cm" fo:line-height="0.353cm" fo:text-align="center" style:justify-single-word="false" fo:text-indent="0cm" style:auto-text-indent="false">
        <style:tab-stops>
          <style:tab-stop style:position="16.002cm" style:type="right"/>
        </style:tab-stops>
      </style:paragraph-properties>
    </style:style>
    <style:style style:name="P26" style:family="paragraph" style:parent-style-name="Standard">
      <style:paragraph-properties fo:margin-left="0cm" fo:margin-right="0.199cm" fo:line-height="0.353cm" fo:text-align="center" style:justify-single-word="false" fo:text-indent="0cm" style:auto-text-indent="false" style:snap-to-layout-grid="false">
        <style:tab-stops>
          <style:tab-stop style:position="16.002cm" style:type="right"/>
        </style:tab-stops>
      </style:paragraph-properties>
      <style:text-properties fo:font-size="8pt" style:font-name-asian="標楷體" style:font-size-asian="8pt" style:font-size-complex="8pt"/>
    </style:style>
    <style:style style:name="P27" style:family="paragraph" style:parent-style-name="Standard">
      <style:paragraph-properties fo:margin-left="0cm" fo:margin-right="0.199cm" fo:line-height="0.353cm" fo:text-align="center" style:justify-single-word="false" fo:text-indent="0cm" style:auto-text-indent="false" style:snap-to-layout-grid="false"/>
      <style:text-properties fo:font-size="8pt" style:font-name-asian="標楷體" style:font-size-asian="8pt" style:font-size-complex="8pt"/>
    </style:style>
    <style:style style:name="P28" style:family="paragraph" style:parent-style-name="Standard">
      <style:paragraph-properties fo:margin-left="0.199cm" fo:margin-right="0.199cm" fo:line-height="0.353cm" fo:text-align="center" style:justify-single-word="false" fo:text-indent="0cm" style:auto-text-indent="false"/>
    </style:style>
    <style:style style:name="P29" style:family="paragraph" style:parent-style-name="Standard">
      <style:paragraph-properties fo:margin-left="0.199cm" fo:margin-right="0.199cm" fo:line-height="0.353cm" fo:text-align="center" style:justify-single-word="false" fo:text-indent="0cm" style:auto-text-indent="false">
        <style:tab-stops>
          <style:tab-stop style:position="16.002cm" style:type="right"/>
        </style:tab-stops>
      </style:paragraph-properties>
    </style:style>
    <style:style style:name="P30" style:family="paragraph" style:parent-style-name="Standard">
      <style:paragraph-properties fo:margin-left="0.199cm" fo:margin-right="0.199cm" fo:line-height="0.353cm" fo:text-align="center" style:justify-single-word="false" fo:text-indent="0cm" style:auto-text-indent="false" style:snap-to-layout-grid="false">
        <style:tab-stops>
          <style:tab-stop style:position="16.002cm" style:type="right"/>
        </style:tab-stops>
      </style:paragraph-properties>
      <style:text-properties fo:font-size="8pt" style:font-name-asian="標楷體" style:font-size-asian="8pt" style:font-size-complex="8pt"/>
    </style:style>
    <style:style style:name="P31" style:family="paragraph" style:parent-style-name="Standard">
      <style:paragraph-properties fo:margin-left="0.199cm" fo:margin-right="0.199cm" fo:line-height="0.353cm" fo:text-align="center" style:justify-single-word="false" fo:text-indent="0cm" style:auto-text-indent="false" style:snap-to-layout-grid="false"/>
      <style:text-properties fo:font-size="8pt" style:font-name-asian="標楷體" style:font-size-asian="8pt" style:font-size-complex="8pt"/>
    </style:style>
    <style:style style:name="P32" style:family="paragraph" style:parent-style-name="Standard">
      <style:paragraph-properties fo:margin-left="0.199cm" fo:margin-right="0.199cm" fo:line-height="0.353cm" fo:text-align="center" style:justify-single-word="false" fo:text-indent="0cm" style:auto-text-indent="false"/>
      <style:text-properties fo:font-size="8pt" style:font-name-asian="標楷體" style:font-size-asian="8pt" style:font-size-complex="8pt"/>
    </style:style>
    <style:style style:name="P33" style:family="paragraph" style:parent-style-name="Standard">
      <style:paragraph-properties fo:margin-left="0.199cm" fo:margin-right="0.199cm" fo:line-height="0.353cm" fo:text-align="center" style:justify-single-word="false" fo:text-indent="0cm" style:auto-text-indent="false"/>
      <style:text-properties fo:font-size="8pt" style:font-name-asian="標楷體" style:font-size-asian="8pt" style:font-name-complex="標楷體" style:font-size-complex="8pt"/>
    </style:style>
    <style:style style:name="P34" style:family="paragraph" style:parent-style-name="Standard">
      <style:paragraph-properties fo:margin-left="0.199cm" fo:margin-right="0.199cm" fo:line-height="0.212cm" fo:text-align="center" style:justify-single-word="false" fo:text-indent="0cm" style:auto-text-indent="false" style:snap-to-layout-grid="false"/>
      <style:text-properties fo:font-size="6pt" style:font-name-asian="標楷體" style:font-size-asian="6pt" style:font-size-complex="6pt"/>
    </style:style>
    <style:style style:name="P35" style:family="paragraph" style:parent-style-name="Standard" style:master-page-name="Standard">
      <style:paragraph-properties style:page-number="auto"/>
    </style:style>
    <style:style style:name="T1" style:family="text">
      <style:text-properties fo:font-size="6pt" style:font-name-asian="標楷體" style:font-size-asian="6pt" style:font-size-complex="6pt"/>
    </style:style>
    <style:style style:name="T2" style:family="text">
      <style:text-properties style:font-name-asian="標楷體"/>
    </style:style>
    <style:style style:name="T3" style:family="text">
      <style:text-properties fo:font-size="8pt" style:font-name-asian="Times New Roman" style:font-size-asian="8pt" style:font-size-complex="8pt"/>
    </style:style>
    <style:style style:name="T4" style:family="text">
      <style:text-properties fo:font-size="8pt" style:font-name-asian="標楷體" style:font-size-asian="8pt" style:font-size-complex="8pt"/>
    </style:style>
    <style:style style:name="T5" style:family="text">
      <style:text-properties fo:font-size="8pt" style:font-name-asian="標楷體" style:font-size-asian="8pt" style:font-size-complex="8pt"/>
    </style:style>
    <style:style style:name="T6" style:family="text">
      <style:text-properties fo:font-size="8pt" style:font-name-asian="標楷體" style:font-size-asian="8pt" style:font-name-complex="標楷體" style:font-size-complex="8pt"/>
    </style:style>
    <style:style style:name="T7" style:family="text">
      <style:text-properties fo:font-size="8pt" style:font-name-asian="標楷體" style:font-size-asian="8pt" style:font-name-complex="標楷體" style:font-size-complex="8pt"/>
    </style:style>
    <style:style style:name="T8" style:family="text">
      <style:text-properties style:font-name-asian="Times New Roman"/>
    </style:style>
    <style:style style:name="T9" style:family="text">
      <style:text-properties fo:color="#000000" fo:font-size="6pt" style:letter-kerning="true" style:font-name-asian="標楷體" style:font-size-asian="6pt" style:font-size-complex="6pt"/>
    </style:style>
    <style:style style:name="T10" style:family="text">
      <style:text-properties fo:color="#000000" fo:font-size="6pt" style:letter-kerning="true" style:font-name-asian="標楷體" style:font-size-asian="6pt" style:font-name-complex="標楷體" style:font-size-complex="6pt"/>
    </style:style>
    <style:style style:name="T11" style:family="text">
      <style:text-properties fo:color="#000000" fo:font-size="6pt" style:font-name-asian="標楷體" style:font-size-asian="6pt" style:font-size-complex="6pt"/>
    </style:style>
    <style:style style:name="T12" style:family="text">
      <style:text-properties fo:color="#000000" fo:font-size="6pt" style:font-name-asian="標楷體" style:font-size-asian="6pt" style:font-name-complex="標楷體" style:font-size-complex="6pt"/>
    </style:style>
    <style:style style:name="T13" style:family="text">
      <style:text-properties fo:color="#000000" style:letter-kerning="true"/>
    </style:style>
    <style:style style:name="T14" style:family="text">
      <style:text-properties fo:color="#000000" style:font-name="標楷體" style:letter-kerning="true" style:font-name-complex="標楷體"/>
    </style:style>
    <style:style style:name="T15" style:family="text">
      <style:text-properties fo:font-size="14pt" style:font-size-asian="14pt" style:font-size-complex="14pt"/>
    </style:style>
    <style:style style:name="fr1" style:family="graphic" style:parent-style-name="Frame">
      <style:graphic-properties fo:margin-left="0.318cm" fo:margin-right="0.318cm" style:wrap="parallel" style:number-wrapped-paragraphs="no-limit" style:vertical-pos="from-top" style:vertical-rel="page" style:horizontal-pos="from-lef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8cm" fo:margin-right="0cm" style:wrap="parallel" style:number-wrapped-paragraphs="no-limit" style:vertical-pos="from-top" style:vertical-rel="page" style:horizontal-pos="right" style:horizontal-rel="page-content" fo:background-color="#ffffff" style:background-transparency="100%" draw:fill="solid" draw:fill-color="#ffffff" draw:opacity="0%" style:writing-mode="lr-tb" draw:wrap-influence-on-position="once-successive"/>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6cm" fo:padding-right="0.256cm" fo:padding-top="0.129cm" fo:padding-bottom="0.129cm" fo:border="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2"><draw:frame draw:style-name="fr1" draw:name="框架1" text:anchor-type="paragraph" svg:x="-0.009cm" svg:y="2.277cm" svg:width="9.469cm" draw:z-index="0"><draw:text-box fo:min-height="0.058cm"><table:table table:name="表格1" table:style-name="表格1"><table:table-column table:style-name="表格1.A" table:number-columns-repeated="2"/><table:table-column table:style-name="表格1.C"/><table:table-column table:style-name="表格1.D"/><table:table-column table:style-name="表格1.E"/><table:table-row table:style-name="表格1.1"><table:table-cell table:style-name="表格1.A1" office:value-type="string"><text:p text:style-name="P23">進廠代碼</text:p></table:table-cell><table:table-cell table:style-name="表格1.A1" office:value-type="string"><text:p text:style-name="P4">進廠</text:p><text:p text:style-name="P4">分類</text:p></table:table-cell><table:table-cell table:style-name="表格1.A1" office:value-type="string"><text:p text:style-name="P11">廢棄物種類</text:p></table:table-cell><table:table-cell table:style-name="表格1.A1" office:value-type="string"><text:p text:style-name="P11">廢棄物代碼</text:p></table:table-cell><table:table-cell table:style-name="表格1.E1" office:value-type="string"><text:p text:style-name="P11">處理方法</text:p></table:table-cell></table:table-row><table:table-row table:style-name="表格1.2"><table:table-cell table:style-name="表格1.A2" table:number-rows-spanned="23" office:value-type="string"><text:p text:style-name="P25"><text:span text:style-name="T3"><text:s/></text:span><text:span text:style-name="T4">A</text:span></text:p></table:table-cell><table:table-cell table:style-name="表格1.B2" table:number-rows-spanned="23" office:value-type="string"><text:p text:style-name="P29"><text:span text:style-name="T6">有機</text:span><text:span text:style-name="T6">廢液〈</text:span><text:span text:style-name="T6">鹵素</text:span><text:span text:style-name="T6">〉</text:span></text:p></table:table-cell><table:table-cell table:style-name="表格1.A2" office:value-type="string"><text:p text:style-name="P2"><text:span text:style-name="T9">2,3,7,8-</text:span><text:span text:style-name="T10">四氯戴奧辛</text:span></text:p></table:table-cell><table:table-cell table:style-name="表格1.A2" office:value-type="string"><text:p text:style-name="P12">C-0120</text:p></table:table-cell><table:table-cell table:style-name="表格1.E2" table:number-rows-spanned="42" office:value-type="string"><text:p text:style-name="P3"><text:span text:style-name="T2">焚化處理</text:span><text:span text:style-name="T8"> </text:span><text:span text:style-name="T2">ZO5</text:span></text:p></table:table-cell></table:table-row><table:table-row table:style-name="表格1.2"><table:covered-table-cell/><table:covered-table-cell/><table:table-cell table:style-name="表格1.A3" office:value-type="string"><text:p text:style-name="P14">有機氯劑農藥</text:p></table:table-cell><table:table-cell table:style-name="表格1.A3" office:value-type="string"><text:p text:style-name="P12">C-0121</text:p></table:table-cell><table:covered-table-cell/></table:table-row><table:table-row table:style-name="表格1.2"><table:covered-table-cell/><table:covered-table-cell/><table:table-cell table:style-name="表格1.A3" office:value-type="string"><text:p text:style-name="P14">四氯化碳</text:p></table:table-cell><table:table-cell table:style-name="表格1.A3" office:value-type="string"><text:p text:style-name="P12">C-0122</text:p></table:table-cell><table:covered-table-cell/></table:table-row><table:table-row table:style-name="表格1.2"><table:covered-table-cell/><table:covered-table-cell/><table:table-cell table:style-name="表格1.A3" office:value-type="string"><text:p text:style-name="P14">氯苯</text:p></table:table-cell><table:table-cell table:style-name="表格1.A3" office:value-type="string"><text:p text:style-name="P12">C-0123</text:p></table:table-cell><table:covered-table-cell/></table:table-row><table:table-row table:style-name="表格1.2"><table:covered-table-cell/><table:covered-table-cell/><table:table-cell table:style-name="表格1.A3" office:value-type="string"><text:p text:style-name="P14">氯仿</text:p></table:table-cell><table:table-cell table:style-name="表格1.A3" office:value-type="string"><text:p text:style-name="P12">C-0124</text:p></table:table-cell><table:covered-table-cell/></table:table-row><table:table-row table:style-name="表格1.2"><table:covered-table-cell/><table:covered-table-cell/><table:table-cell table:style-name="表格1.A3" office:value-type="string"><text:p text:style-name="P2"><text:span text:style-name="T9">1,4-</text:span><text:span text:style-name="T10">二氯苯</text:span></text:p></table:table-cell><table:table-cell table:style-name="表格1.A3" office:value-type="string"><text:p text:style-name="P12">C-0125</text:p></table:table-cell><table:covered-table-cell/></table:table-row><table:table-row table:style-name="表格1.2"><table:covered-table-cell/><table:covered-table-cell/><table:table-cell table:style-name="表格1.A3" office:value-type="string"><text:p text:style-name="P2"><text:span text:style-name="T9">1,2-</text:span><text:span text:style-name="T10">二氯乙烷</text:span></text:p></table:table-cell><table:table-cell table:style-name="表格1.A3" office:value-type="string"><text:p text:style-name="P12">C-0126</text:p></table:table-cell><table:covered-table-cell/></table:table-row><table:table-row table:style-name="表格1.2"><table:covered-table-cell/><table:covered-table-cell/><table:table-cell table:style-name="表格1.A3" office:value-type="string"><text:p text:style-name="P2"><text:span text:style-name="T9">1.1-</text:span><text:span text:style-name="T10">二氯乙烯</text:span></text:p></table:table-cell><table:table-cell table:style-name="表格1.A3" office:value-type="string"><text:p text:style-name="P12">C-0127</text:p></table:table-cell><table:covered-table-cell/></table:table-row><table:table-row table:style-name="表格1.2"><table:covered-table-cell/><table:covered-table-cell/><table:table-cell table:style-name="表格1.A3" office:value-type="string"><text:p text:style-name="P2"><text:span text:style-name="T10">六氯</text:span><text:span text:style-name="T9">-1,3-</text:span><text:span text:style-name="T10">丁二烯</text:span></text:p></table:table-cell><table:table-cell table:style-name="表格1.A3" office:value-type="string"><text:p text:style-name="P12">C-0128</text:p></table:table-cell><table:covered-table-cell/></table:table-row><table:table-row table:style-name="表格1.2"><table:covered-table-cell/><table:covered-table-cell/><table:table-cell table:style-name="表格1.A3" office:value-type="string"><text:p text:style-name="P14">六氯苯</text:p></table:table-cell><table:table-cell table:style-name="表格1.A3" office:value-type="string"><text:p text:style-name="P12">C-0129</text:p></table:table-cell><table:covered-table-cell/></table:table-row><table:table-row table:style-name="表格1.2"><table:covered-table-cell/><table:covered-table-cell/><table:table-cell table:style-name="表格1.A3" office:value-type="string"><text:p text:style-name="P14">六氯乙烷</text:p></table:table-cell><table:table-cell table:style-name="表格1.A3" office:value-type="string"><text:p text:style-name="P12">C-0130</text:p></table:table-cell><table:covered-table-cell/></table:table-row><table:table-row table:style-name="表格1.2"><table:covered-table-cell/><table:covered-table-cell/><table:table-cell table:style-name="表格1.A3" office:value-type="string"><text:p text:style-name="P14">五氯酚</text:p><text:p text:style-name="P1"><text:span text:style-name="T11">C-0131</text:span></text:p></table:table-cell><table:table-cell table:style-name="表格1.A3" office:value-type="string"><text:p text:style-name="P7"/></table:table-cell><table:covered-table-cell/></table:table-row><table:table-row table:style-name="表格1.2"><table:covered-table-cell/><table:covered-table-cell/><table:table-cell table:style-name="表格1.A3" office:value-type="string"><text:p text:style-name="P14">四氯乙烯</text:p></table:table-cell><table:table-cell table:style-name="表格1.A3" office:value-type="string"><text:p text:style-name="P12">C-0132</text:p></table:table-cell><table:covered-table-cell/></table:table-row><table:table-row table:style-name="表格1.2"><table:covered-table-cell/><table:covered-table-cell/><table:table-cell table:style-name="表格1.A3" office:value-type="string"><text:p text:style-name="P14">三氯乙烯</text:p></table:table-cell><table:table-cell table:style-name="表格1.A3" office:value-type="string"><text:p text:style-name="P12">C-0133</text:p></table:table-cell><table:covered-table-cell/></table:table-row><table:table-row table:style-name="表格1.2"><table:covered-table-cell/><table:covered-table-cell/><table:table-cell table:style-name="表格1.A3" office:value-type="string"><text:p text:style-name="P2"><text:span text:style-name="T9">2,4,5-</text:span><text:span text:style-name="T10">三氯酚</text:span></text:p></table:table-cell><table:table-cell table:style-name="表格1.A3" office:value-type="string"><text:p text:style-name="P12">C-0134</text:p></table:table-cell><table:covered-table-cell/></table:table-row><table:table-row table:style-name="表格1.2"><table:covered-table-cell/><table:covered-table-cell/><table:table-cell table:style-name="表格1.A3" office:value-type="string"><text:p text:style-name="P2"><text:span text:style-name="T9">2,4,6-</text:span><text:span text:style-name="T10">三氯酚</text:span></text:p></table:table-cell><table:table-cell table:style-name="表格1.A3" office:value-type="string"><text:p text:style-name="P12">C-0135</text:p></table:table-cell><table:covered-table-cell/></table:table-row><table:table-row table:style-name="表格1.2"><table:covered-table-cell/><table:covered-table-cell/><table:table-cell table:style-name="表格1.A3" office:value-type="string"><text:p text:style-name="P14">氯乙烯</text:p></table:table-cell><table:table-cell table:style-name="表格1.A3" office:value-type="string"><text:p text:style-name="P12">C-0136</text:p></table:table-cell><table:covered-table-cell/></table:table-row><table:table-row table:style-name="表格1.2"><table:covered-table-cell/><table:covered-table-cell/><table:table-cell table:style-name="表格1.A3" office:value-type="string"><text:p text:style-name="P2"><text:span text:style-name="T9">2,4-</text:span><text:span text:style-name="T10">二氯苯氧乙酸</text:span></text:p></table:table-cell><table:table-cell table:style-name="表格1.A3" office:value-type="string"><text:p text:style-name="P12">C-0137</text:p></table:table-cell><table:covered-table-cell/></table:table-row><table:table-row table:style-name="表格1.2"><table:covered-table-cell/><table:covered-table-cell/><table:table-cell table:style-name="表格1.A3" office:value-type="string"><text:p text:style-name="P2"><text:span text:style-name="T9">2-(2,4,5</text:span><text:span text:style-name="T10">三氯酚丙酸</text:span><text:span text:style-name="T9">)</text:span></text:p></table:table-cell><table:table-cell table:style-name="表格1.A3" office:value-type="string"><text:p text:style-name="P12">C-0138</text:p></table:table-cell><table:covered-table-cell/></table:table-row><table:table-row table:style-name="表格1.2"><table:covered-table-cell/><table:covered-table-cell/><table:table-cell table:style-name="表格1.A3" office:value-type="string"><text:p text:style-name="P14">其他含有機氯污染物且超過溶出標準之混合廢棄物</text:p></table:table-cell><table:table-cell table:style-name="表格1.A3" office:value-type="string"><text:p text:style-name="P12">C-0149</text:p></table:table-cell><table:covered-table-cell/></table:table-row><table:table-row table:style-name="表格1.2"><table:covered-table-cell/><table:covered-table-cell/><table:table-cell table:style-name="表格1.A3" office:value-type="string"><text:p text:style-name="P13">含鹵化有機之廢化學物質</text:p></table:table-cell><table:table-cell table:style-name="表格1.A3" office:value-type="string"><text:p text:style-name="P4">D-2301</text:p></table:table-cell><table:covered-table-cell/></table:table-row><table:table-row table:style-name="表格1.2"><table:covered-table-cell/><table:covered-table-cell/><table:table-cell table:style-name="表格1.A3" office:value-type="string"><text:p text:style-name="P13">非有害有機廢液或廢溶劑</text:p></table:table-cell><table:table-cell table:style-name="表格1.A3" office:value-type="string"><text:p text:style-name="P4">D-1504</text:p></table:table-cell><table:covered-table-cell/></table:table-row><table:table-row table:style-name="表格1.2"><table:covered-table-cell/><table:covered-table-cell/><table:table-cell table:style-name="表格1.A3" office:value-type="string"><text:p text:style-name="P13">非有害性混合廢液</text:p></table:table-cell><table:table-cell table:style-name="表格1.A3" office:value-type="string"><text:p text:style-name="P4">D-1599</text:p></table:table-cell><table:covered-table-cell/></table:table-row><table:table-row table:style-name="表格1.2"><table:table-cell table:style-name="表格1.A3" table:number-rows-spanned="15" office:value-type="string"><text:p text:style-name="P24"><text:span text:style-name="T3"><text:s/></text:span><text:span text:style-name="T4">B</text:span></text:p></table:table-cell><table:table-cell table:style-name="表格1.B3" table:number-rows-spanned="15" office:value-type="string"><text:p text:style-name="P28"><text:span text:style-name="T6">有機</text:span><text:span text:style-name="T6">廢液〈</text:span><text:span text:style-name="T6">非鹵素</text:span><text:span text:style-name="T6">〉</text:span></text:p></table:table-cell><table:table-cell table:style-name="表格1.A3" office:value-type="string"><text:p text:style-name="P13">不含鹵化有機之廢化學物質</text:p></table:table-cell><table:table-cell table:style-name="表格1.A3" office:value-type="string"><text:p text:style-name="P4">D-2302</text:p></table:table-cell><table:covered-table-cell/></table:table-row><table:table-row table:style-name="表格1.2"><table:covered-table-cell/><table:covered-table-cell/><table:table-cell table:style-name="表格1.A3" office:value-type="string"><text:p text:style-name="P14">有機磷劑農藥</text:p></table:table-cell><table:table-cell table:style-name="表格1.A3" office:value-type="string"><text:p text:style-name="P12">C-0150</text:p></table:table-cell><table:covered-table-cell/></table:table-row><table:table-row table:style-name="表格1.2"><table:covered-table-cell/><table:covered-table-cell/><table:table-cell table:style-name="表格1.A3" office:value-type="string"><text:p text:style-name="P14">氨基甲酸鹽農藥</text:p></table:table-cell><table:table-cell table:style-name="表格1.A3" office:value-type="string"><text:p text:style-name="P12">C-0151</text:p></table:table-cell><table:covered-table-cell/></table:table-row><table:table-row table:style-name="表格1.2"><table:covered-table-cell/><table:covered-table-cell/><table:table-cell table:style-name="表格1.A3" office:value-type="string"><text:p text:style-name="P14">苯</text:p></table:table-cell><table:table-cell table:style-name="表格1.A3" office:value-type="string"><text:p text:style-name="P12">C-0152</text:p></table:table-cell><table:covered-table-cell/></table:table-row><table:table-row table:style-name="表格1.2"><table:covered-table-cell/><table:covered-table-cell/><table:table-cell table:style-name="表格1.A3" office:value-type="string"><text:p text:style-name="P2"><text:span text:style-name="T10">間</text:span><text:span text:style-name="T9">-</text:span><text:span text:style-name="T10">甲酚</text:span></text:p></table:table-cell><table:table-cell table:style-name="表格1.A3" office:value-type="string"><text:p text:style-name="P12">C-0153</text:p></table:table-cell><table:covered-table-cell/></table:table-row><table:table-row table:style-name="表格1.2"><table:covered-table-cell/><table:covered-table-cell/><table:table-cell table:style-name="表格1.A3" office:value-type="string"><text:p text:style-name="P2"><text:span text:style-name="T10">鄰</text:span><text:span text:style-name="T9">-</text:span><text:span text:style-name="T10">甲酚</text:span></text:p></table:table-cell><table:table-cell table:style-name="表格1.A3" office:value-type="string"><text:p text:style-name="P12">C-0154</text:p></table:table-cell><table:covered-table-cell/></table:table-row><table:table-row table:style-name="表格1.2"><table:covered-table-cell/><table:covered-table-cell/><table:table-cell table:style-name="表格1.A3" office:value-type="string"><text:p text:style-name="P2"><text:span text:style-name="T10">對</text:span><text:span text:style-name="T9">-</text:span><text:span text:style-name="T10">甲酚</text:span></text:p></table:table-cell><table:table-cell table:style-name="表格1.A3" office:value-type="string"><text:p text:style-name="P12">C-0155</text:p></table:table-cell><table:covered-table-cell/></table:table-row><table:table-row table:style-name="表格1.2"><table:covered-table-cell/><table:covered-table-cell/><table:table-cell table:style-name="表格1.A3" office:value-type="string"><text:p text:style-name="P14">丁酮</text:p></table:table-cell><table:table-cell table:style-name="表格1.A3" office:value-type="string"><text:p text:style-name="P12">C-0156</text:p></table:table-cell><table:covered-table-cell/></table:table-row><table:table-row table:style-name="表格1.2"><table:covered-table-cell/><table:covered-table-cell/><table:table-cell table:style-name="表格1.A3" office:value-type="string"><text:p text:style-name="P14">吡啶</text:p></table:table-cell><table:table-cell table:style-name="表格1.A3" office:value-type="string"><text:p text:style-name="P12">C-0157</text:p></table:table-cell><table:covered-table-cell/></table:table-row><table:table-row table:style-name="表格1.2"><table:covered-table-cell/><table:covered-table-cell/><table:table-cell table:style-name="表格1.A3" office:value-type="string"><text:p text:style-name="P2"><text:span text:style-name="T9">2,4-</text:span><text:span text:style-name="T10">二硝基甲苯</text:span></text:p></table:table-cell><table:table-cell table:style-name="表格1.A3" office:value-type="string"><text:p text:style-name="P12">C-0158</text:p></table:table-cell><table:covered-table-cell/></table:table-row><table:table-row table:style-name="表格1.2"><table:covered-table-cell/><table:covered-table-cell/><table:table-cell table:style-name="表格1.A3" office:value-type="string"><text:p text:style-name="P14">總甲酚</text:p></table:table-cell><table:table-cell table:style-name="表格1.A3" office:value-type="string"><text:p text:style-name="P12">C-0159</text:p></table:table-cell><table:covered-table-cell/></table:table-row><table:table-row table:style-name="表格1.2"><table:covered-table-cell/><table:covered-table-cell/><table:table-cell table:style-name="表格1.A3" office:value-type="string"><text:p text:style-name="P14">硝基苯</text:p></table:table-cell><table:table-cell table:style-name="表格1.A3" office:value-type="string"><text:p text:style-name="P12">C-0160</text:p></table:table-cell><table:covered-table-cell/></table:table-row><table:table-row table:style-name="表格1.2"><table:covered-table-cell/><table:covered-table-cell/><table:table-cell table:style-name="表格1.A3" office:value-type="string"><text:p text:style-name="P14">有機化合物且超過溶出標準之混合廢棄物</text:p></table:table-cell><table:table-cell table:style-name="表格1.A3" office:value-type="string"><text:p text:style-name="P12">C-0169</text:p></table:table-cell><table:covered-table-cell/></table:table-row><table:table-row table:style-name="表格1.38"><table:covered-table-cell/><table:covered-table-cell/><table:table-cell table:style-name="表格1.A3" office:value-type="string"><text:p text:style-name="P2"><text:span text:style-name="T10">廢液閃火點小於</text:span><text:span text:style-name="T9">60</text:span><text:span text:style-name="T10">℃（不包含乙醇體積濃度小於</text:span><text:span text:style-name="T9">24%</text:span><text:span text:style-name="T10">之酒類廢棄物）</text:span></text:p></table:table-cell><table:table-cell table:style-name="表格1.A3" office:value-type="string"><text:p text:style-name="P12">C-0301</text:p></table:table-cell><table:covered-table-cell/></table:table-row><table:table-row table:style-name="表格1.2"><table:covered-table-cell/><table:covered-table-cell/><table:table-cell table:style-name="表格1.A3" office:value-type="string"><text:p text:style-name="P13">其他易燃性事業廢棄物混合物</text:p></table:table-cell><table:table-cell table:style-name="表格1.A3" office:value-type="string"><text:p text:style-name="P12">C-0399</text:p></table:table-cell><table:covered-table-cell/></table:table-row><table:table-row table:style-name="表格1.2"><table:table-cell table:style-name="表格1.A3" table:number-rows-spanned="4" office:value-type="string"><text:p text:style-name="P24"><text:span text:style-name="T3"><text:s/></text:span><text:span text:style-name="T4">C</text:span></text:p></table:table-cell><table:table-cell table:style-name="表格1.B3" table:number-rows-spanned="4" office:value-type="string"><text:p text:style-name="P33">廢油</text:p></table:table-cell><table:table-cell table:style-name="表格1.A3" office:value-type="string"><text:p text:style-name="P14">廢油漆、漆渣</text:p></table:table-cell><table:table-cell table:style-name="表格1.A3" office:value-type="string"><text:p text:style-name="P5">D-1701</text:p></table:table-cell><table:covered-table-cell/></table:table-row><table:table-row table:style-name="表格1.2"><table:covered-table-cell/><table:covered-table-cell/><table:table-cell table:style-name="表格1.A3" office:value-type="string"><text:p text:style-name="P14">廢熱媒油</text:p></table:table-cell><table:table-cell table:style-name="表格1.A3" office:value-type="string"><text:p text:style-name="P5">D-1702</text:p></table:table-cell><table:covered-table-cell/></table:table-row><table:table-row table:style-name="表格1.2"><table:covered-table-cell/><table:covered-table-cell/><table:table-cell table:style-name="表格1.A3" office:value-type="string"><text:p text:style-name="P14">廢潤滑油</text:p></table:table-cell><table:table-cell table:style-name="表格1.A3" office:value-type="string"><text:p text:style-name="P5">D-1703</text:p></table:table-cell><table:covered-table-cell/></table:table-row><table:table-row table:style-name="表格1.2"><table:covered-table-cell/><table:covered-table-cell/><table:table-cell table:style-name="表格1.A3" office:value-type="string"><text:p text:style-name="P14">廢油混合物</text:p></table:table-cell><table:table-cell table:style-name="表格1.A3" office:value-type="string"><text:p text:style-name="P5">D-1799</text:p></table:table-cell><table:covered-table-cell/></table:table-row><table:table-row table:style-name="表格1.44"><table:table-cell table:style-name="表格1.A3" office:value-type="string"><text:p text:style-name="P24"><text:span text:style-name="T3"><text:s/></text:span><text:span text:style-name="T4">D</text:span></text:p></table:table-cell><table:table-cell table:style-name="表格1.B3" office:value-type="string"><text:p text:style-name="P33">氰系</text:p></table:table-cell><table:table-cell table:style-name="表格1.A3" office:value-type="string"><text:p text:style-name="P2"><text:span text:style-name="T10">含氰化物其</text:span><text:span text:style-name="T9">pH</text:span><text:span text:style-name="T10">值於</text:span><text:span text:style-name="T9">2.0</text:span><text:span text:style-name="T10">～</text:span><text:span text:style-name="T9">12.5</text:span><text:span text:style-name="T10">間會產生</text:span><text:span text:style-name="T9">250mg HCN/kg</text:span><text:span text:style-name="T10">以上之有毒氣體者</text:span></text:p></table:table-cell><table:table-cell table:style-name="表格1.A3" office:value-type="string"><text:p text:style-name="P5">C-0402</text:p></table:table-cell><table:table-cell table:style-name="表格1.E3" table:number-rows-spanned="6" office:value-type="string"><text:p text:style-name="P4">化學處理ZO2</text:p></table:table-cell></table:table-row><table:table-row table:style-name="表格1.44"><table:table-cell table:style-name="表格1.A3" office:value-type="string"><text:p text:style-name="P16">E</text:p></table:table-cell><table:table-cell table:style-name="表格1.B3" office:value-type="string"><text:p text:style-name="P33">汞系</text:p></table:table-cell><table:table-cell table:style-name="表格1.A3" office:value-type="string"><text:p text:style-name="P2"><text:span text:style-name="T10">汞及其化合物</text:span><text:span text:style-name="T9">(</text:span><text:span text:style-name="T10">總汞</text:span><text:span text:style-name="T9">)</text:span></text:p></table:table-cell><table:table-cell table:style-name="表格1.A3" office:value-type="string"><text:p text:style-name="P5">C-0101</text:p></table:table-cell><table:covered-table-cell/></table:table-row><table:table-row table:style-name="表格1.2"><table:table-cell table:style-name="表格1.A3" table:number-rows-spanned="2" office:value-type="string"><text:p text:style-name="P16">F</text:p></table:table-cell><table:table-cell table:style-name="表格1.B3" table:number-rows-spanned="2" office:value-type="string"><text:p text:style-name="P33">酸</text:p></table:table-cell><table:table-cell table:style-name="表格1.A3" office:value-type="string"><text:p text:style-name="P2"><text:span text:style-name="T10">廢液</text:span><text:span text:style-name="T9">pH</text:span><text:span text:style-name="T10">值小</text:span><text:span text:style-name="T9">(</text:span><text:span text:style-name="T10">等</text:span><text:span text:style-name="T9">)</text:span><text:span text:style-name="T10">於</text:span><text:span text:style-name="T9">2.0</text:span></text:p></table:table-cell><table:table-cell table:style-name="表格1.A3" office:value-type="string"><text:p text:style-name="P5">C-0202</text:p></table:table-cell><table:covered-table-cell/></table:table-row><table:table-row table:style-name="表格1.2"><table:covered-table-cell/><table:covered-table-cell/><table:table-cell table:style-name="表格1.A3" office:value-type="string"><text:p text:style-name="P14">非有害廢酸</text:p></table:table-cell><table:table-cell table:style-name="表格1.A3" office:value-type="string"><text:p text:style-name="P5">D-1503</text:p></table:table-cell><table:covered-table-cell/></table:table-row><table:table-row table:style-name="表格1.2"><table:table-cell table:style-name="表格1.A3" table:number-rows-spanned="2" office:value-type="string"><text:p text:style-name="P16">G</text:p></table:table-cell><table:table-cell table:style-name="表格1.B3" table:number-rows-spanned="2" office:value-type="string"><text:p text:style-name="P33">鹼</text:p><text:p text:style-name="P2"><text:span text:style-name="T10">廢液</text:span><text:span text:style-name="T9">pH</text:span><text:span text:style-name="T10">值大</text:span><text:span text:style-name="T9">(</text:span><text:span text:style-name="T10">等</text:span><text:span text:style-name="T9">)</text:span><text:span text:style-name="T10">於</text:span><text:span text:style-name="T9">12.5</text:span></text:p></table:table-cell><table:table-cell table:style-name="表格1.A3" office:value-type="string"><text:p text:style-name="P5">C-0201</text:p></table:table-cell><table:table-cell table:style-name="表格1.A3" office:value-type="string"><text:p text:style-name="P34"/></table:table-cell><table:covered-table-cell/></table:table-row><table:table-row table:style-name="表格1.2"><table:covered-table-cell/><table:covered-table-cell/><table:table-cell table:style-name="表格1.A3" office:value-type="string"><text:p text:style-name="P14">非有害廢鹼</text:p></table:table-cell><table:table-cell table:style-name="表格1.A3" office:value-type="string"><text:p text:style-name="P5">D-1502</text:p></table:table-cell><table:covered-table-cell/></table:table-row></table:table></draw:text-box></draw:frame><draw:frame draw:style-name="fr2" draw:name="框架2" text:anchor-type="paragraph" svg:y="2.277cm" svg:width="9.599cm" draw:z-index="1"><draw:text-box fo:min-height="0.058cm"><table:table table:name="表格2" table:style-name="表格2"><table:table-column table:style-name="表格2.A" table:number-columns-repeated="2"/><table:table-column table:style-name="表格2.C"/><table:table-column table:style-name="表格2.D"/><table:table-column table:style-name="表格2.E"/><table:table-row table:style-name="表格2.1"><table:table-cell table:style-name="表格2.A1" office:value-type="string"><text:p text:style-name="P23">進廠代碼</text:p></table:table-cell><table:table-cell table:style-name="表格2.A1" office:value-type="string"><text:p text:style-name="P4">進廠</text:p><text:p text:style-name="P4">分類</text:p></table:table-cell><table:table-cell table:style-name="表格2.A1" office:value-type="string"><text:p text:style-name="P11">廢棄物種類</text:p></table:table-cell><table:table-cell table:style-name="表格2.A1" office:value-type="string"><text:p text:style-name="P11">廢棄物代碼</text:p></table:table-cell><table:table-cell table:style-name="表格2.E1" office:value-type="string"><text:p text:style-name="P11">處理方法</text:p></table:table-cell></table:table-row><table:table-row table:style-name="表格2.2"><table:table-cell table:style-name="表格2.A2" table:number-rows-spanned="11" office:value-type="string"><text:p text:style-name="P16">H</text:p></table:table-cell><table:table-cell table:style-name="表格2.B2" table:number-rows-spanned="11" office:value-type="string"><text:p text:style-name="P32">重金屬</text:p></table:table-cell><table:table-cell table:style-name="表格2.C2" office:value-type="string"><text:p text:style-name="P2"><text:span text:style-name="T10">鉛及其化合物</text:span><text:span text:style-name="T9">(</text:span><text:span text:style-name="T10">總鉛</text:span><text:span text:style-name="T9">)</text:span></text:p></table:table-cell><table:table-cell table:style-name="表格2.C2" office:value-type="string"><text:p text:style-name="P5">C-0102</text:p></table:table-cell><table:table-cell table:style-name="表格2.E2" table:number-rows-spanned="11" office:value-type="string"><text:p text:style-name="P4">化學處理ZO2</text:p></table:table-cell></table:table-row><table:table-row table:style-name="表格2.3"><table:covered-table-cell/><table:covered-table-cell/><table:table-cell table:style-name="表格2.C2" office:value-type="string"><text:p text:style-name="P2"><text:span text:style-name="T10">鎘及其化合物</text:span><text:span text:style-name="T9">(</text:span><text:span text:style-name="T10">總鎘</text:span><text:span text:style-name="T9">)</text:span></text:p></table:table-cell><table:table-cell table:style-name="表格2.C2" office:value-type="string"><text:p text:style-name="P5">C-0103</text:p></table:table-cell><table:covered-table-cell/></table:table-row><table:table-row table:style-name="表格2.2"><table:covered-table-cell/><table:covered-table-cell/><table:table-cell table:style-name="表格2.C2" office:value-type="string"><text:p text:style-name="P2"><text:span text:style-name="T10">鉻及其化合物</text:span><text:span text:style-name="T9">(</text:span><text:span text:style-name="T10">總鉻</text:span><text:span text:style-name="T9">)</text:span></text:p></table:table-cell><table:table-cell table:style-name="表格2.C2" office:value-type="string"><text:p text:style-name="P5">C-0104</text:p></table:table-cell><table:covered-table-cell/></table:table-row><table:table-row table:style-name="表格2.2"><table:covered-table-cell/><table:covered-table-cell/><table:table-cell table:style-name="表格2.C2" office:value-type="string"><text:p text:style-name="P14">六價鉻化合物</text:p></table:table-cell><table:table-cell table:style-name="表格2.C2" office:value-type="string"><text:p text:style-name="P5">C-0105</text:p></table:table-cell><table:covered-table-cell/></table:table-row><table:table-row table:style-name="表格2.2"><table:covered-table-cell/><table:covered-table-cell/><table:table-cell table:style-name="表格2.C2" office:value-type="string"><text:p text:style-name="P2"><text:span text:style-name="T10">砷及合其化合物</text:span><text:span text:style-name="T9">(</text:span><text:span text:style-name="T10">總砷</text:span><text:span text:style-name="T9">)</text:span></text:p></table:table-cell><table:table-cell table:style-name="表格2.C2" office:value-type="string"><text:p text:style-name="P5">C-0106</text:p></table:table-cell><table:covered-table-cell/></table:table-row><table:table-row table:style-name="表格2.2"><table:covered-table-cell/><table:covered-table-cell/><table:table-cell table:style-name="表格2.C2" office:value-type="string"><text:p text:style-name="P2"><text:span text:style-name="T10">銀及其化合物</text:span><text:span text:style-name="T9">(</text:span><text:span text:style-name="T10">總銀</text:span><text:span text:style-name="T9">) (</text:span><text:span text:style-name="T10">僅限廢顯影液</text:span><text:span text:style-name="T9">)</text:span></text:p></table:table-cell><table:table-cell table:style-name="表格2.C2" office:value-type="string"><text:p text:style-name="P5">C-0107</text:p></table:table-cell><table:covered-table-cell/></table:table-row><table:table-row table:style-name="表格2.2"><table:covered-table-cell/><table:covered-table-cell/><table:table-cell table:style-name="表格2.C2" office:value-type="string"><text:p text:style-name="P2"><text:span text:style-name="T10">銀及其化合物</text:span><text:span text:style-name="T9">(</text:span><text:span text:style-name="T10">總銀</text:span><text:span text:style-name="T9">) (</text:span><text:span text:style-name="T10">僅限廢定影液</text:span><text:span text:style-name="T9">)</text:span></text:p></table:table-cell><table:table-cell table:style-name="表格2.C2" office:value-type="string"><text:p text:style-name="P5">C-0108</text:p></table:table-cell><table:covered-table-cell/></table:table-row><table:table-row table:style-name="表格2.2"><table:covered-table-cell/><table:covered-table-cell/><table:table-cell table:style-name="表格2.C2" office:value-type="string"><text:p text:style-name="P5">C-0109</text:p></table:table-cell><table:table-cell table:style-name="表格2.C2" office:value-type="string"><text:p text:style-name="P7"/></table:table-cell><table:covered-table-cell/></table:table-row><table:table-row table:style-name="表格2.2"><table:covered-table-cell/><table:covered-table-cell/><table:table-cell table:style-name="表格2.C2" office:value-type="string"><text:p text:style-name="P2"><text:span text:style-name="T10">污染防治設施或製程產生之含銅污泥</text:span><text:span text:style-name="T9">(</text:span><text:span text:style-name="T10">總銅</text:span><text:span text:style-name="T9">)</text:span></text:p></table:table-cell><table:table-cell table:style-name="表格2.C2" office:value-type="string"><text:p text:style-name="P5">C-0110</text:p></table:table-cell><table:covered-table-cell/></table:table-row><table:table-row table:style-name="表格2.2"><table:covered-table-cell/><table:covered-table-cell/><table:table-cell table:style-name="表格2.C2" office:value-type="string"><text:p text:style-name="P14">其他含有毒重金屬且超過溶出標準之混合廢棄物</text:p></table:table-cell><table:table-cell table:style-name="表格2.C2" office:value-type="string"><text:p text:style-name="P5">C-0119</text:p></table:table-cell><table:covered-table-cell/></table:table-row><table:table-row table:style-name="表格2.2"><table:covered-table-cell/><table:covered-table-cell/><table:table-cell table:style-name="表格2.C2" office:value-type="string"><text:p text:style-name="P14">非有害顯影液</text:p></table:table-cell><table:table-cell table:style-name="表格2.C2" office:value-type="string"><text:p text:style-name="P5">D-1501</text:p></table:table-cell><table:covered-table-cell/></table:table-row><table:table-row table:style-name="表格2.13"><table:table-cell table:style-name="表格2.A2" table:number-rows-spanned="14" office:value-type="string"><text:p text:style-name="P16">I</text:p></table:table-cell><table:table-cell table:style-name="表格2.B2" table:number-rows-spanned="14" office:value-type="string"><text:p text:style-name="P32">固體可燃</text:p></table:table-cell><table:table-cell table:style-name="表格2.C2" office:value-type="string"><text:p text:style-name="P2"><text:span text:style-name="T9">(</text:span><text:span text:style-name="T10">可燃</text:span><text:span text:style-name="T9">)</text:span><text:span text:style-name="T10">廢棄之感染性培養物、菌株及相關生物製品</text:span></text:p></table:table-cell><table:table-cell table:style-name="表格2.C2" office:value-type="string"><text:p text:style-name="P12">C-0501</text:p></table:table-cell><table:table-cell table:style-name="表格2.E2" table:number-rows-spanned="22" office:value-type="string"><text:p text:style-name="P3"><text:span text:style-name="T2">焚化處理</text:span><text:span text:style-name="T8"> </text:span><text:span text:style-name="T2">ZO5</text:span></text:p></table:table-cell></table:table-row><table:table-row table:style-name="表格2.14"><table:covered-table-cell/><table:covered-table-cell/><table:table-cell table:style-name="表格2.C2" office:value-type="string"><text:p text:style-name="P2"><text:span text:style-name="T9">(</text:span><text:span text:style-name="T12">可燃</text:span><text:span text:style-name="T11">)</text:span><text:span text:style-name="T12">病理學廢棄物</text:span></text:p></table:table-cell><table:table-cell table:style-name="表格2.C2" office:value-type="string"><text:p text:style-name="P12">C-0502</text:p></table:table-cell><table:covered-table-cell/></table:table-row><table:table-row table:style-name="表格2.15"><table:covered-table-cell/><table:covered-table-cell/><table:table-cell table:style-name="表格2.C2" office:value-type="string"><text:p text:style-name="P2"><text:span text:style-name="T9">(</text:span><text:span text:style-name="T10">可燃</text:span><text:span text:style-name="T9">)</text:span><text:span text:style-name="T10">血液廢棄物</text:span></text:p></table:table-cell><table:table-cell table:style-name="表格2.C2" office:value-type="string"><text:p text:style-name="P12">C-0503</text:p></table:table-cell><table:covered-table-cell/></table:table-row><table:table-row table:style-name="表格2.16"><table:covered-table-cell/><table:covered-table-cell/><table:table-cell table:style-name="表格2.C2" office:value-type="string"><text:p text:style-name="P2"><text:span text:style-name="T9">(</text:span><text:span text:style-name="T10">可燃</text:span><text:span text:style-name="T9">)</text:span><text:span text:style-name="T10">廢棄物之尖銳器具</text:span></text:p></table:table-cell><table:table-cell table:style-name="表格2.C2" office:value-type="string"><text:p text:style-name="P12">C-0504</text:p></table:table-cell><table:covered-table-cell/></table:table-row><table:table-row table:style-name="表格2.17"><table:covered-table-cell/><table:covered-table-cell/><table:table-cell table:style-name="表格2.C2" office:value-type="string"><text:p text:style-name="P2"><text:span text:style-name="T9">(</text:span><text:span text:style-name="T10">可燃</text:span><text:span text:style-name="T9">)</text:span><text:span text:style-name="T10">受污染之動物屍體、殘肢、用具</text:span></text:p></table:table-cell><table:table-cell table:style-name="表格2.C2" office:value-type="string"><text:p text:style-name="P12">C-0505</text:p></table:table-cell><table:covered-table-cell/></table:table-row><table:table-row table:style-name="表格2.15"><table:covered-table-cell/><table:covered-table-cell/><table:table-cell table:style-name="表格2.C2" office:value-type="string"><text:p text:style-name="P2"><text:span text:style-name="T9">(</text:span><text:span text:style-name="T10">可燃</text:span><text:span text:style-name="T9">)</text:span><text:span text:style-name="T10">手術或驗屍廢棄物</text:span></text:p></table:table-cell><table:table-cell table:style-name="表格2.C2" office:value-type="string"><text:p text:style-name="P12">C-0506</text:p></table:table-cell><table:covered-table-cell/></table:table-row><table:table-row table:style-name="表格2.19"><table:covered-table-cell/><table:covered-table-cell/><table:table-cell table:style-name="表格2.C2" office:value-type="string"><text:p text:style-name="P2"><text:span text:style-name="T9">(</text:span><text:span text:style-name="T10">可燃</text:span><text:span text:style-name="T9">)</text:span><text:span text:style-name="T10">實驗室廢棄物</text:span></text:p></table:table-cell><table:table-cell table:style-name="表格2.C2" office:value-type="string"><text:p text:style-name="P12">C-0507</text:p></table:table-cell><table:covered-table-cell/></table:table-row><table:table-row table:style-name="表格2.15"><table:covered-table-cell/><table:covered-table-cell/><table:table-cell table:style-name="表格2.C2" office:value-type="string"><text:p text:style-name="P2"><text:span text:style-name="T9">(</text:span><text:span text:style-name="T10">可燃</text:span><text:span text:style-name="T9">)</text:span><text:span text:style-name="T10">透析廢棄物</text:span></text:p></table:table-cell><table:table-cell table:style-name="表格2.C2" office:value-type="string"><text:p text:style-name="P12">C-0508</text:p></table:table-cell><table:covered-table-cell/></table:table-row><table:table-row table:style-name="表格2.2"><table:covered-table-cell/><table:covered-table-cell/><table:table-cell table:style-name="表格2.C2" office:value-type="string"><text:p text:style-name="P2"><text:span text:style-name="T9">(</text:span><text:span text:style-name="T10">可燃</text:span><text:span text:style-name="T9">)</text:span><text:span text:style-name="T10">隔離廢棄物</text:span></text:p></table:table-cell><table:table-cell table:style-name="表格2.C2" office:value-type="string"><text:p text:style-name="P12">C-0509</text:p></table:table-cell><table:covered-table-cell/></table:table-row><table:table-row table:style-name="表格2.22"><table:covered-table-cell/><table:covered-table-cell/><table:table-cell table:style-name="表格2.C2" office:value-type="string"><text:p text:style-name="P2"><text:span text:style-name="T9">(</text:span><text:span text:style-name="T10">可燃</text:span><text:span text:style-name="T9">)</text:span><text:span text:style-name="T10">其他經中央主管機關會同目的事業主管機關認定對人體或環境具危害性，並經公告者</text:span></text:p></table:table-cell><table:table-cell table:style-name="表格2.C2" office:value-type="string"><text:p text:style-name="P12">C-0510</text:p></table:table-cell><table:covered-table-cell/></table:table-row><table:table-row table:style-name="表格2.2"><table:covered-table-cell/><table:covered-table-cell/><table:table-cell table:style-name="表格2.C2" office:value-type="string"><text:p text:style-name="P14">可燃感染性事業廢棄物混合物</text:p></table:table-cell><table:table-cell table:style-name="表格2.C2" office:value-type="string"><text:p text:style-name="P12">C-0599</text:p></table:table-cell><table:covered-table-cell/></table:table-row><table:table-row table:style-name="表格2.2"><table:covered-table-cell/><table:covered-table-cell/><table:table-cell table:style-name="表格2.C2" office:value-type="string"><text:p text:style-name="P14">滅菌後之非感染性事業廢棄物</text:p></table:table-cell><table:table-cell table:style-name="表格2.C2" office:value-type="string"><text:p text:style-name="P5">D-2101</text:p></table:table-cell><table:covered-table-cell/></table:table-row><table:table-row table:style-name="表格2.2"><table:covered-table-cell/><table:covered-table-cell/><table:table-cell table:style-name="表格2.C2" office:value-type="string"><text:p text:style-name="P14">一般性醫療廢棄物混合物</text:p></table:table-cell><table:table-cell table:style-name="表格2.C2" office:value-type="string"><text:p text:style-name="P5">D-2199</text:p></table:table-cell><table:covered-table-cell/></table:table-row><table:table-row table:style-name="表格2.26"><table:covered-table-cell/><table:covered-table-cell/><table:table-cell table:style-name="表格2.C2" office:value-type="string"><text:p text:style-name="P14">固體廢棄物於常溫常壓可因摩擦、吸水或自發性化學反應而起火燃燒引起危害者</text:p></table:table-cell><table:table-cell table:style-name="表格2.C2" office:value-type="string"><text:p text:style-name="P12">C-0302</text:p></table:table-cell><table:covered-table-cell/></table:table-row><table:table-row table:style-name="表格2.2"><table:table-cell table:style-name="表格2.A2" table:number-rows-spanned="8" office:value-type="string"><text:p text:style-name="P16">K</text:p></table:table-cell><table:table-cell table:style-name="表格2.B2" table:number-rows-spanned="8" office:value-type="string"><text:p text:style-name="P32">固體不可燃</text:p></table:table-cell><table:table-cell table:style-name="表格2.C2" office:value-type="string"><text:p text:style-name="P2"><text:span text:style-name="T9">(</text:span><text:span text:style-name="T10">不可燃</text:span><text:span text:style-name="T9">)</text:span><text:span text:style-name="T10">廢棄之感染性培養物、菌株及相關生物製品</text:span></text:p></table:table-cell><table:table-cell table:style-name="表格2.C2" office:value-type="string"><text:p text:style-name="P12">C-0601</text:p></table:table-cell><table:covered-table-cell/></table:table-row><table:table-row table:style-name="表格2.2"><table:covered-table-cell/><table:covered-table-cell/><table:table-cell table:style-name="表格2.C2" office:value-type="string"><text:p text:style-name="P2"><text:span text:style-name="T9">(</text:span><text:span text:style-name="T10">不可燃</text:span><text:span text:style-name="T9">)</text:span><text:span text:style-name="T10">廢棄物之尖銳器具</text:span></text:p></table:table-cell><table:table-cell table:style-name="表格2.C2" office:value-type="string"><text:p text:style-name="P12">C-0604</text:p></table:table-cell><table:covered-table-cell/></table:table-row><table:table-row table:style-name="表格2.2"><table:covered-table-cell/><table:covered-table-cell/><table:table-cell table:style-name="表格2.C2" office:value-type="string"><text:p text:style-name="P2"><text:span text:style-name="T9">(</text:span><text:span text:style-name="T10">不可燃</text:span><text:span text:style-name="T9">)</text:span><text:span text:style-name="T10">受污染之動物屍體、殘肢、用具</text:span></text:p></table:table-cell><table:table-cell table:style-name="表格2.C2" office:value-type="string"><text:p text:style-name="P12">C-0605</text:p></table:table-cell><table:covered-table-cell/></table:table-row><table:table-row table:style-name="表格2.2"><table:covered-table-cell/><table:covered-table-cell/><table:table-cell table:style-name="表格2.C2" office:value-type="string"><text:p text:style-name="P2"><text:span text:style-name="T9">(</text:span><text:span text:style-name="T10">不可燃</text:span><text:span text:style-name="T9">)</text:span><text:span text:style-name="T10">實驗室廢棄物</text:span></text:p></table:table-cell><table:table-cell table:style-name="表格2.C2" office:value-type="string"><text:p text:style-name="P12">C-0607</text:p></table:table-cell><table:covered-table-cell/></table:table-row><table:table-row table:style-name="表格2.2"><table:covered-table-cell/><table:covered-table-cell/><table:table-cell table:style-name="表格2.C2" office:value-type="string"><text:p text:style-name="P2"><text:span text:style-name="T9">(</text:span><text:span text:style-name="T10">不可燃</text:span><text:span text:style-name="T9">)</text:span><text:span text:style-name="T10">透析廢棄物</text:span></text:p></table:table-cell><table:table-cell table:style-name="表格2.C2" office:value-type="string"><text:p text:style-name="P12">C-0608</text:p></table:table-cell><table:covered-table-cell/></table:table-row><table:table-row table:style-name="表格2.2"><table:covered-table-cell/><table:covered-table-cell/><table:table-cell table:style-name="表格2.C2" office:value-type="string"><text:p text:style-name="P2"><text:span text:style-name="T9">(</text:span><text:span text:style-name="T10">不可燃</text:span><text:span text:style-name="T9">)</text:span><text:span text:style-name="T10">隔離廢棄物</text:span></text:p></table:table-cell><table:table-cell table:style-name="表格2.C2" office:value-type="string"><text:p text:style-name="P12">C-0609</text:p></table:table-cell><table:covered-table-cell/></table:table-row><table:table-row table:style-name="表格2.33"><table:covered-table-cell/><table:covered-table-cell/><table:table-cell table:style-name="表格2.C2" office:value-type="string"><text:p text:style-name="P2"><text:span text:style-name="T9">(</text:span><text:span text:style-name="T10">不可燃</text:span><text:span text:style-name="T9">)</text:span><text:span text:style-name="T10">其他經中央主管機關會同目的事業主管機關認定對人體或環境具危害性，並經公告者</text:span></text:p></table:table-cell><table:table-cell table:style-name="表格2.C2" office:value-type="string"><text:p text:style-name="P12">C-0610</text:p></table:table-cell><table:covered-table-cell/></table:table-row><table:table-row table:style-name="表格2.2"><table:covered-table-cell/><table:covered-table-cell/><table:table-cell table:style-name="表格2.C2" office:value-type="string"><text:p text:style-name="P14">不可燃感染性事業廢棄物混合物</text:p></table:table-cell><table:table-cell table:style-name="表格2.C2" office:value-type="string"><text:p text:style-name="P12">C-0699</text:p></table:table-cell><table:covered-table-cell/></table:table-row><table:table-row table:style-name="表格2.2"><table:table-cell table:style-name="表格2.A2" table:number-rows-spanned="6" office:value-type="string"><text:p text:style-name="P16">S</text:p></table:table-cell><table:table-cell table:style-name="表格2.B2" table:number-rows-spanned="6" office:value-type="string"><text:p text:style-name="P32">特殊</text:p></table:table-cell><table:table-cell table:style-name="表格2.C2" office:value-type="string"><text:p text:style-name="P14">其他有害特性認定之廢棄物</text:p></table:table-cell><table:table-cell table:style-name="表格2.C2" office:value-type="string"><text:p text:style-name="P12">C-9999</text:p></table:table-cell><table:table-cell table:style-name="表格2.E2" table:number-rows-spanned="4" office:value-type="string"><text:p text:style-name="P3"><text:span text:style-name="T2">焚化處理</text:span><text:span text:style-name="T8"> </text:span><text:span text:style-name="T2">ZO5</text:span></text:p></table:table-cell></table:table-row><table:table-row table:style-name="表格2.2"><table:covered-table-cell/><table:covered-table-cell/><table:table-cell table:style-name="表格2.C2" office:value-type="string"><text:p text:style-name="P14">廢無機化學物質</text:p></table:table-cell><table:table-cell table:style-name="表格2.C2" office:value-type="string"><text:p text:style-name="P5">D-2303</text:p></table:table-cell><table:covered-table-cell/></table:table-row><table:table-row table:style-name="表格2.2"><table:covered-table-cell/><table:covered-table-cell/><table:table-cell table:style-name="表格2.C2" office:value-type="string"><text:p text:style-name="P14">一般廢化學物質混合物</text:p></table:table-cell><table:table-cell table:style-name="表格2.C2" office:value-type="string"><text:p text:style-name="P5">D-2399</text:p></table:table-cell><table:covered-table-cell/></table:table-row><table:table-row table:style-name="表格2.2"><table:covered-table-cell/><table:covered-table-cell/><table:table-cell table:style-name="表格2.C2" office:value-type="string"><text:p text:style-name="P14">可直接釋出氧，激發物質燃燒之廢強氧化劑</text:p></table:table-cell><table:table-cell table:style-name="表格2.C2" office:value-type="string"><text:p text:style-name="P12">C-0303</text:p></table:table-cell><table:covered-table-cell/></table:table-row><table:table-row table:style-name="表格2.2"><table:covered-table-cell/><table:covered-table-cell/><table:table-cell table:style-name="表格2.C2" office:value-type="string"><text:p text:style-name="P2"><text:span text:style-name="T10">廢液在</text:span><text:span text:style-name="T9">55</text:span><text:span text:style-name="T10">℃時對鋼</text:span><text:span text:style-name="T9">(S20C)</text:span><text:span text:style-name="T10">之腐蝕速率每超過</text:span><text:span text:style-name="T9">6.35</text:span><text:span text:style-name="T10">毫米</text:span><text:span text:style-name="T9">/</text:span><text:span text:style-name="T10">年者</text:span></text:p></table:table-cell><table:table-cell table:style-name="表格2.C2" office:value-type="string"><text:p text:style-name="P5">C-0203</text:p></table:table-cell><table:table-cell table:style-name="表格2.E2" table:number-rows-spanned="2" office:value-type="string"><text:p text:style-name="P4">化學處理ZO2</text:p></table:table-cell></table:table-row><table:table-row table:style-name="表格2.2"><table:covered-table-cell/><table:covered-table-cell/><table:table-cell table:style-name="表格2.C2" office:value-type="string"><text:p text:style-name="P15">其他腐蝕性事業廢棄物混合物</text:p></table:table-cell><table:table-cell table:style-name="表格2.C2" office:value-type="string"><text:p text:style-name="P5">C-0299</text:p></table:table-cell><table:covered-table-cell/></table:table-row></table:table></draw:text-box></draw:frame><draw:frame draw:style-name="fr3" draw:name="框架3" text:anchor-type="char" svg:x="7.433cm" svg:y="-0.086cm" svg:width="4.674cm" svg:height="1.118cm" draw:z-index="2"><draw:text-box><text:p text:style-name="P21">實驗廢棄物分類表</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標楷體" svg:font-family="標楷體" style:font-family-generic="script"/>
    <style:font-face style:name="華康楷書體W5" svg:font-family="華康楷書體W5" style:font-family-generic="script"/>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en" fo:country="US" style:font-name-asian="新細明體" style:font-size-asian="10.5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新細明體1"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一_3001_" style:display-name="一、" style:family="paragraph" style:parent-style-name="Standard">
      <style:paragraph-properties fo:margin-top="0.423cm" fo:margin-bottom="0.212cm" loext:contextual-spacing="false" fo:text-align="justify" style:justify-single-word="false" style:text-autospace="none" style:vertical-align="baseline">
        <style:tab-stops>
          <style:tab-stop style:position="1.693cm"/>
          <style:tab-stop style:position="3.387cm"/>
          <style:tab-stop style:position="5.08cm"/>
          <style:tab-stop style:position="6.773cm"/>
          <style:tab-stop style:position="8.467cm"/>
          <style:tab-stop style:position="10.16cm"/>
          <style:tab-stop style:position="11.853cm"/>
          <style:tab-stop style:position="13.547cm"/>
          <style:tab-stop style:position="15.24cm"/>
          <style:tab-stop style:position="16.933cm"/>
          <style:tab-stop style:position="18.627cm"/>
          <style:tab-stop style:position="20.32cm"/>
          <style:tab-stop style:position="22.013cm"/>
          <style:tab-stop style:position="23.707cm"/>
        </style:tab-stops>
      </style:paragraph-properties>
      <style:text-properties fo:font-size="13pt" fo:letter-spacing="0.035cm" style:letter-kerning="true" style:font-name-asian="華康楷書體W5" style:font-family-asian="華康楷書體W5" style:font-family-generic-asian="script" style:font-size-asian="13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預設段落字型"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4cm" fo:margin-bottom="0.4cm" fo:margin-left="0.801cm" fo:margin-right="0.801cm" style:writing-mode="lr-tb" style:layout-grid-color="#c0c0c0" style:layout-grid-lines="45" style:layout-grid-base-height="0.635cm" style:layout-grid-ruby-height="0cm" style:layout-grid-mode="line" style:layout-grid-ruby-below="false" style:layout-grid-print="false" style:layout-grid-display="false" style:layout-grid-base-width="0.423cm" style:layout-grid-snap-to="true" style:footnote-max-height="0cm">
        <style:columns fo:column-count="2" fo:column-gap="0.748cm">
          <style:column style:rel-width="32761*" fo:start-indent="0cm" fo:end-indent="0.374cm"/>
          <style:column style:rel-width="32773*" fo:start-indent="0.374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進廠代碼</dc:title>
    <meta:initial-creator>ncnu</meta:initial-creator>
    <meta:creation-date>2005-03-24T16:55:00</meta:creation-date>
    <dc:creator>fcho</dc:creator>
    <dc:date>2005-03-24T16:55:00</dc:date>
    <meta:editing-cycles>2</meta:editing-cycles>
    <meta:editing-duration>PT1M</meta:editing-duration>
    <meta:document-statistic meta:table-count="2" meta:image-count="0" meta:object-count="0" meta:page-count="1" meta:paragraph-count="215" meta:word-count="1142" meta:character-count="1678" meta:non-whitespace-character-count="1668"/>
    <meta:generator>LibreOffice/5.0.3.2$Windows_x86 LibreOffice_project/e5f16313668ac592c1bfb310f4390624e3dbfb75</meta:generator>
  </office:meta>
</office:document-meta>
</file>